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8.12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0.963cm" svg:y="-0.343cm" presentation:class="title" presentation:user-transformed="true">
          <draw:text-box>
            <text:p>Tasks</text:p>
          </draw:text-box>
        </draw:frame>
        <draw:frame presentation:style-name="pr2" draw:text-style-name="P2" draw:layer="layout" svg:width="25.837cm" svg:height="18.124cm" svg:x="0.762cm" svg:y="0cm" presentation:class="subtitle" presentation:user-transformed="true">
          <draw:text-box draw:corner-radius="0.632cm">
            <text:p text:style-name="P1">1. Basic user interface</text:p>
            <text:p text:style-name="P1">2. Create and manipulate bones for a given mesh</text:p>
            <text:p text:style-name="P1">3. Skinning of a mesh with the created skeleton</text:p>
            <text:p text:style-name="P1">4. Record users movement</text:p>
            <text:p text:style-name="P1">5. Visualizing the skinned mesh</text:p>
            <text:p text:style-name="P1">6. Evaluation of the quality and stability of the mocap</text:p>
            <text:p text:style-name="P1">Add1. Recording, saving and loading of animations</text:p>
            <text:p text:style-name="P1">Add2. Creating multiple views</text:p>
            <text:p text:style-name="P1">Add3. Optimization of the IK algorithm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4">Basic user interface</text:p>
          </draw:text-box>
        </draw:frame>
        <draw:frame presentation:style-name="pr4" draw:text-style-name="P5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4">Create and manipulate bones for a given mesh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4">Skinning of a mesh with the created skelet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4">Record users movement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4">Visualizing the skinned mesh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4">Evaluation of the quality and stability of the mocap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4">Add1. Recording, saving and loading of animation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4"><text:span text:style-name="T1">Add2. Creating multiple views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4"><text:span text:style-name="T1">Add3. Optimization of the IK algorithm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1.2$Windows_X86_64 LibreOffice_project/4d224e95b98b138af42a64d84056446d09082932</meta:generator>
    <dc:date>2020-07-21T00:37:15.118000000</dc:date>
    <meta:editing-duration>PT25M43S</meta:editing-duration>
    <meta:editing-cycles>4</meta:editing-cycles>
    <meta:document-statistic meta:object-count="61"/>
  </office:meta>
</office:document-meta>
</file>